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8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4571in"/>
    </style:style>
    <style:style style:name="co4" style:family="table-column">
      <style:table-column-properties fo:break-before="auto" style:column-width="1.5272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4346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1.2819in"/>
    </style:style>
    <style:style style:name="co9" style:family="table-column">
      <style:table-column-properties fo:break-before="auto" style:column-width="3.0984in"/>
    </style:style>
    <style:style style:name="co10" style:family="table-column">
      <style:table-column-properties fo:break-before="auto" style:column-width="11.2799in"/>
    </style:style>
    <style:style style:name="co11" style:family="table-column">
      <style:table-column-properties fo:break-before="auto" style:column-width="1.4382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1.2154in"/>
    </style:style>
    <style:style style:name="co14" style:family="table-column">
      <style:table-column-properties fo:break-before="auto" style:column-width="1.661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1.5602in"/>
    </style:style>
    <style:style style:name="co17" style:family="table-column">
      <style:table-column-properties fo:break-before="auto" style:column-width="0.5909in"/>
    </style:style>
    <style:style style:name="co18" style:family="table-column">
      <style:table-column-properties fo:break-before="auto" style:column-width="0.869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style:font-name-asian="Iskoola Pota1" style:font-size-asian="11pt" style:font-name-complex="Iskoola Pota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style:font-name-asian="Iskoola Pota1" style:font-size-asian="11pt" style:font-name-complex="Iskoola Pota" style:font-size-complex="11pt"/>
    </style:style>
    <style:style style:name="ce2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font-name="Iskoola Pota" fo:font-size="11pt" style:font-size-asian="11pt" style:font-name-complex="Iskoola Pota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font-name="Iskoola Pota" fo:font-size="11pt" style:font-name-asian="Iskoola Pota1" style:font-size-asian="11pt" style:font-name-complex="Iskoola Pota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number-columns-repeated="1006" table:default-cell-style-name="ce19"/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float" office:value="2019" calcext:value-type="float">
            <text:p>2019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science-08-t1-l02-ep0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සත්ත්ව වර්ගීකරණය</text:p>
          </table:table-cell>
          <table:table-cell table:style-name="ce22" office:value-type="string" calcext:value-type="string">
            <text:p>සත්ත්ව වර්ගීකරණය පිළිබඳව අධ්‍යයනය කිරීම.</text:p>
          </table:table-cell>
          <table:table-cell table:style-name="ce22" office:value-type="string" calcext:value-type="string">
            <text:p>පෘෂ්ඨවංශි සහ අපෘෂ්ඨවංශි කාණඩ පිළිබඳව ද, අපෘෂ්ඨවංශි කාණ්ඩ වන නිඩාරියා, ඇනෙලිඩා, මොලුස්කා, ආත්‍රොපෝඩා පිළිබඳව පැහැදිලි කිරිම හා නිඩාරියා කාණ්ඩය පිළිබඳව අධ්‍යයනය කිරීම.</text:p>
          </table:table-cell>
          <table:table-cell table:style-name="ce25"/>
          <table:table-cell table:style-name="ce18" table:number-columns-repeated="10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0" office:value-type="float" office:value="2019" calcext:value-type="float">
            <text:p>2019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science-08-t1-l02-ep0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සත්ත්ව වර්ගීකරණය</text:p>
          </table:table-cell>
          <table:table-cell table:style-name="ce22" office:value-type="string" calcext:value-type="string">
            <text:p>අපෘෂ්ඨවංශි කාණ්ඩ පිළිබඳව අධ්‍යයනය කිරීම.</text:p>
          </table:table-cell>
          <table:table-cell table:style-name="ce24" office:value-type="string" calcext:value-type="string">
            <text:p><text:s/> ඇනෙලිඩා කාණ්ඩය , ඇනෙලිඩා කාණ්ඩයේ ලක්ශණ, ඇනෙලිඩා කාණ්ඩයට අයත් සත්ත්වයන්, මොලුස්කා කාණ්ඩය , මොලුස්කා කාණ්ඩයේ ලක්ෂණ පිළිබඳව අධ්‍යයනය කිරීම.</text:p>
          </table:table-cell>
          <table:table-cell table:style-name="ce18" table:number-columns-repeated="10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0" office:value-type="float" office:value="2019" calcext:value-type="float">
            <text:p>2019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science-08-t1-l02-ep0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සත්ත්ව වර්ගීකරණය</text:p>
          </table:table-cell>
          <table:table-cell table:style-name="ce22" office:value-type="string" calcext:value-type="string">
            <text:p>අපෘෂ්ඨවංශි කාණ්ඩ පිළිබඳව අධ්‍යයනය කිරීම.</text:p>
          </table:table-cell>
          <table:table-cell table:style-name="ce24" office:value-type="string" calcext:value-type="string">
            <text:p> ආත්‍රොපෝඩා කාණ්ඩය පිළිබඳව ආත්‍රොපෝඩා කාණ්ඩයේ ලක්ෂණ, අපෘෂ්ඨවංශින් උදාහරණ පිළිබඳව පැවරුමක් මගින් අධ්‍යයනය කිරීම.</text:p>
          </table:table-cell>
          <table:table-cell table:style-name="ce18" table:number-columns-repeated="10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0" office:value-type="float" office:value="2019" calcext:value-type="float">
            <text:p>2019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science-08-t1-l02-ep0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සත්ත්ව වර්ගීකරණය</text:p>
          </table:table-cell>
          <table:table-cell table:style-name="ce22" office:value-type="string" calcext:value-type="string">
            <text:p>පෘෂ්ඨවංශි කාණ්ඩ පිළිබඳව අධ්‍යයනය කිරීම.</text:p>
          </table:table-cell>
          <table:table-cell table:style-name="ce22" office:value-type="string" calcext:value-type="string">
            <text:p> පෘෂ්ඨවංශි කාණ්ඩ වන පිස්කෙස්, ඇම්ෆිබීයා , රෙප්ටිලිය, ආවේස්, මැමේලියා පිළිබඳව පැහැදිලි කිරිම හා  පිස්කෙස්, ඇම්ෆිබීයා කාණ්ඩ පිළිබඳව අධ්‍යයනය කිරීම.</text:p>
          </table:table-cell>
          <table:table-cell table:style-name="ce18" table:number-columns-repeated="10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19" calcext:value-type="float">
            <text:p>2019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science-08-t1-l02-ep0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සත්ත්ව වර්ගීකරණය</text:p>
          </table:table-cell>
          <table:table-cell table:style-name="ce22" office:value-type="string" calcext:value-type="string">
            <text:p>රෙප්ටිලියා, ආවේස් කාණ්ඩ පිළිබඳව අධ්‍යයනය කිරීම.</text:p>
          </table:table-cell>
          <table:table-cell table:style-name="ce24" office:value-type="string" calcext:value-type="string">
            <text:p> රෙප්ටිලියා කාණ්ඩයේ පොදු ලක්ෂණ, රෙප්ටිලියා කාණ්ඩයට අයත් සත්ත්වයන්ට උදාහරණ, ආවේස් කාණ්ඩයේ පොදු ලක්ෂණ, ආවේස් කාණ්ඩයට අයත් සත්ත්වයන්ට උදාහරණ පිළිබඳව අධ්‍යයනය කිරීම.</text:p>
          </table:table-cell>
          <table:table-cell table:style-name="ce18" table:number-columns-repeated="1014"/>
        </table:table-row>
        <table:table-row table:style-name="ro2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4:13.618197633</dc:date>
    <meta:editing-cycles>76</meta:editing-cycles>
    <meta:editing-duration>PT5H11M26S</meta:editing-duration>
    <meta:document-statistic meta:table-count="1" meta:cell-count="50" meta:object-count="0"/>
  </office:meta>
</office:document-meta>
</file>